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/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16];[.H35];[.H55];[.H76])" office:value-type="float" office:value="87000">
            <text:p>87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K2];[.K5];[.K17];[.K37];[.K42])" office:value-type="float" office:value="82300">
            <text:p>823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 table:number-columns-repeated="2"/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3800)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table:style-name="ce46" office:value-type="float" office:value="17000">
            <text:p>17000</text:p>
          </table:table-cell>
          <table:table-cell/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9" office:value-type="float" office:value="5000">
            <text:p>50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table:number-columns-repeated="3"/>
          <table:table-cell table:formula="of:=SUM([.B57:.F57])" office:value-type="float" office:value="11500">
            <text:p>11500</text:p>
          </table:table-cell>
          <table:table-cell table:style-name="ce8" table:formula="of:=SUM([.B76:.F76])" office:value-type="float" office:value="718.75">
            <text:p>718.7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718.75">
            <text:p>718.7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718.75">
            <text:p>718.75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718.75">
            <text:p>718.75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718.75">
            <text:p>718.75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718.75">
            <text:p>718.75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];[.D76];[.E76])" office:value-type="float" office:value="331.25">
            <text:p>331.25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718.75">
            <text:p>718.75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718.75">
            <text:p>718.7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76];[.C76];[.D76];[.F76])" office:value-type="float" office:value="718.75">
            <text:p>718.75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14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/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C76:.F76])" office:value-type="float" office:value="387.5">
            <text:p>387.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B76];[.D76];[.E76];[.F76])" office:value-type="float" office:value="331.25">
            <text:p>331.25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718.75">
            <text:p>718.75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:.F76])" office:value-type="float" office:value="387.5">
            <text:p>387.5</text:p>
          </table:table-cell>
          <table:table-cell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718.75">
            <text:p>718.75</text:p>
          </table:table-cell>
          <table:table-cell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718.75">
            <text:p>718.75</text:p>
          </table:table-cell>
          <table:table-cell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718.75">
            <text:p>718.75</text:p>
          </table:table-cell>
          <table:table-cell office:value-type="string">
            <text:p>Davit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718.75">
            <text:p>718.75</text:p>
          </table:table-cell>
          <table:table-cell office:value-type="string">
            <text:p>Taron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6" office:value-type="float" office:value="0">
            <text:p>0</text:p>
          </table:table-cell>
          <table:table-cell table:style-name="ce2" table:formula="of:=[.E57]/16" office:value-type="float" office:value="0">
            <text:p>0</text:p>
          </table:table-cell>
          <table:table-cell table:style-name="ce2" table:formula="of:=[.F57]/16" office:value-type="float" office:value="0">
            <text:p>0</text:p>
          </table:table-cell>
          <table:table-cell table:style-name="Default"/>
          <table:table-cell table:style-name="ce41" table:formula="of:=SUM([.H57:.H75])" office:value-type="float" office:value="11500">
            <text:p>11500</text:p>
          </table:table-cell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10/27/2015</text:date>, <text:time>12:2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27T12:26:02</dc:date>
    <meta:editing-duration>P1DT20H56M47S</meta:editing-duration>
    <meta:editing-cycles>1052</meta:editing-cycles>
    <meta:generator>OpenOffice/4.1.1$Unix OpenOffice.org_project/411m6$Build-9775</meta:generator>
    <dc:creator>employee employee</dc:creator>
    <meta:document-statistic meta:table-count="8" meta:cell-count="2441" meta:object-count="0"/>
  </office:meta>
</office:document-meta>
</file>